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145.81pt"/>
    </style:style>
    <style:style style:name="co6" style:family="table-column">
      <style:table-column-properties fo:break-before="auto" style:column-width="220.99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map style:condition="cell-content()=&quot;FAIL&quot;" style:apply-style-name="red_20_cell" style:base-cell-address="'version 0x10803'.E1"/>
    </style:style>
    <style:style style:name="ce6" style:family="table-cell" style:parent-style-name="Default">
      <style:text-properties fo:font-weight="bold" style:font-weight-asian="bold" style:font-weight-complex="bold"/>
      <style:map style:condition="cell-content()=&quot;FAIL&quot;" style:apply-style-name="red_20_cell" style:base-cell-address="'version 0x10803'.E1"/>
    </style:style>
    <style:style style:name="ce7" style:family="table-cell" style:parent-style-name="Default">
      <style:map style:condition="cell-content()!=&quot;0x10803&quot;" style:apply-style-name="Untitled1" style:base-cell-address="'version 0x10803'.F1"/>
    </style:style>
    <style:style style:name="ce8" style:family="table-cell" style:parent-style-name="Default">
      <style:text-properties fo:font-weight="bold" style:font-weight-asian="bold" style:font-weight-complex="bold"/>
      <style:map style:condition="cell-content()!=&quot;0x10803&quot;" style:apply-style-name="Untitled1" style:base-cell-address="'version 0x10803'.F1"/>
    </style:style>
  </office:automatic-styles>
  <office:body>
    <office:spreadsheet>
      <table:table table:name="version 0x1080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6" office:value-type="string" calcext:value-type="string">
            <text:p>Test result?</text:p>
          </table:table-cell>
          <table:table-cell table:style-name="ce8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2.7mA measured current per green LED</text:p>
          </table:table-cell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zero current during reverse on +5 and +3 inputs</text:p>
          </table:table-cell>
        </table:table-row>
        <table:table-row table:style-name="ro1">
          <table:table-cell office:value-type="string" calcext:value-type="string">
            <text:p>TX overvoltag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Held +5 onto TX for 10 seconds and no parts hot</text:p>
          </table:table-cell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implicit via delay() test</text:p>
          </table:table-cell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log</text:p>
          </table:table-cell>
          <table:table-cell table:number-columns-repeated="2"/>
          <table:table-cell office:value-type="string" calcext:value-type="string">
            <text:p>doe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net sure which log it is – log10, log2, ln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supporting in firmware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WriteResolution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About 1% flat, but within OSC spec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in OS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 office:value-type="string" calcext:value-type="string">
            <text:p>N/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remove from firmware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random generates numbers totally out of range now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Thread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meThread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Timer/resetTimer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3</text:p>
          </table:table-cell>
          <table:table-cell/>
          <table:table-cell office:value-type="string" calcext:value-type="string">
            <text:p>seems to work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version 0x10803'.E1:'version 0x10803'.E1048576">
            <calcext:condition calcext:apply-style-name="red cell" calcext:value="=&quot;FAIL&quot;" calcext:base-cell-address="'version 0x10803'.E1"/>
          </calcext:conditional-format>
          <calcext:conditional-format calcext:target-range-address="'version 0x10803'.F1:'version 0x10803'.F1048576">
            <calcext:condition calcext:apply-style-name="Untitled1" calcext:value="!=&quot;0x10803&quot;" calcext:base-cell-address="'version 0x10803'.F1"/>
          </calcext:conditional-format>
        </calcext:conditional-formats>
      </table:table>
      <table:table table:name="version 0x1080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2.7mA measured current per green LED</text:p>
          </table:table-cell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zero current during reverse on +5 and +3 inputs</text:p>
          </table:table-cell>
        </table:table-row>
        <table:table-row table:style-name="ro1">
          <table:table-cell office:value-type="string" calcext:value-type="string">
            <text:p>TX overvoltag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Held +5 onto TX for 10 seconds and no parts hot</text:p>
          </table:table-cell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implicit via delay() test</text:p>
          </table:table-cell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log log10</text:p>
          </table:table-cell>
          <table:table-cell table:number-columns-repeated="2"/>
          <table:table-cell office:value-type="string" calcext:value-type="string">
            <text:p>doen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supporting in firmware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WriteResolut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an't tel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ue to other API failures test can't test this point</text:p>
          </table:table-cell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an't tel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ue to other API failures test can't test this point</text:p>
          </table:table-cell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About 1% flat, but within OSC spec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in OS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random generates numbers totally out of range now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umeThread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r/resetTimer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/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802</text:p>
          </table:table-cell>
          <table:table-cell/>
          <table:table-cell office:value-type="string" calcext:value-type="string">
            <text:p>seems to work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version 0x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esult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basic test passes, but driver is unstable</text:p>
          </table:table-cell>
        </table:table-row>
        <table:table-row table:style-name="ro1">
          <table:table-cell office:value-type="string" calcext:value-type="string">
            <text:p>RGB LED external drive</text:p>
          </table:table-cell>
          <table:table-cell table:number-columns-repeated="3"/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includes test of current sourcing</text:p>
          </table:table-cell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ed at 9600 baud</text:p>
          </table:table-cell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 testable</text:p>
          </table:table-cell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eed to add multi-rate support</text:p>
          </table:table-cell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est by setting A0-A5 to INPUT and touching pi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/>
          <table:table-cell table:style-name="ce3"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function is a no-op</text:p>
          </table:table-cell>
        </table:table-row>
        <table:table-row table:style-name="ro1">
          <table:table-cell table:style-name="ce2" office:value-type="string" calcext:value-type="string">
            <text:p>ADC temperature sensor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Nice-to-have but not essential</text:p>
          </table:table-cell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analogReadResolu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equired for Arduino compliance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015</text:p>
          </table:table-cell>
          <table:table-cell/>
          <table:table-cell office:value-type="string" calcext:value-type="string">
            <text:p>lacks digitalPinToInterrupt() API, recommended by Arduino reference</text:p>
          </table:table-cell>
        </table:table-row>
        <table:table-row table:style-name="ro1">
          <table:table-cell office:value-type="string" calcext:value-type="string">
            <text:p>Attach/detachFastinterrupt</text:p>
          </table:table-cell>
          <table:table-cell/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not part of official arduino API</text:p>
          </table:table-cell>
        </table:table-row>
        <table:table-row table:style-name="ro1">
          <table:table-cell office:value-type="string" calcext:value-type="string">
            <text:p>tone/noTone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seem to work in compound situations / tone too low by factor of 2 in simple situations</text:p>
          </table:table-cell>
        </table:table-row>
        <table:table-row table:style-name="ro1">
          <table:table-cell office:value-type="string" calcext:value-type="string">
            <text:p>shiftOut/In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getting all 0's, need to investigate why.</text:p>
          </table:table-cell>
        </table:table-row>
        <table:table-row table:style-name="ro1">
          <table:table-cell office:value-type="string" calcext:value-type="string">
            <text:p>pulseIn/long</text:p>
          </table:table-cell>
          <table:table-cell/>
          <table:table-cell table:style-name="ce3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 for LOW, or on high port numbers</text:p>
          </table:table-cell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random generates negative numbers</text:p>
          </table:table-cell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rift compared against a 1-minute run</text:p>
          </table:table-cell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OSC0_CR confirmed to have a value of 0x0C, and IREFS is 0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Transcieve/SetupSlave</text:p>
          </table:table-cell>
          <table:table-cell/>
          <table:table-cell office:value-type="string" calcext:value-type="string">
            <text:p>if this is broken, we can just patch server-side, yes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okSoftPwm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API doesn't seem to work?? data always reads back as 0xffffffff</text:p>
          </table:table-cell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SerialSpeed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hookSysTick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 concatenati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_20_cell" style:display-name="red cell" style:family="table-cell" style:parent-style-name="Default">
      <style:table-cell-properties fo:background-color="#ff9999"/>
    </style:style>
    <style:style style:name="Untitled1" style:family="table-cell" style:parent-style-name="Default">
      <style:table-cell-properties fo:background-color="#cc99ff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4H34M42S</meta:editing-duration>
    <meta:editing-cycles>98</meta:editing-cycles>
    <meta:generator>LibreOffice/5.1.4.2$Linux_X86_64 LibreOffice_project/10m0$Build-2</meta:generator>
    <dc:date>2017-01-20T04:35:05.768075452</dc:date>
    <meta:document-statistic meta:table-count="5" meta:cell-count="925" meta:object-count="0"/>
    <meta:user-defined meta:name="Info 1"/>
    <meta:user-defined meta:name="Info 2"/>
    <meta:user-defined meta:name="Info 3"/>
    <meta:user-defined meta:name="Info 4"/>
  </office:meta>
</office:document-meta>
</file>